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943cm" table:align="center"/>
    </style:style>
    <style:style style:name="Tableau1.A" style:family="table-column">
      <style:table-column-properties style:column-width="3.999cm"/>
    </style:style>
    <style:style style:name="Tableau1.B" style:family="table-column">
      <style:table-column-properties style:column-width="5.292cm"/>
    </style:style>
    <style:style style:name="Tableau1.C" style:family="table-column">
      <style:table-column-properties style:column-width="3.909cm"/>
    </style:style>
    <style:style style:name="Tableau1.D" style:family="table-column">
      <style:table-column-properties style:column-width="2.743cm"/>
    </style:style>
    <style:style style:name="Tableau1.E" style:family="table-column">
      <style:table-column-properties style:column-width="2cm"/>
    </style:style>
    <style:style style:name="Tableau1.1" style:family="table-row">
      <style:table-row-properties style:min-row-height="0.783cm" style:use-optimal-row-height="false"/>
    </style:style>
    <style:style style:name="Tableau1.A1" style:family="table-cell">
      <style:table-cell-properties style:vertical-align="middle"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974cm" style:use-optimal-row-height="false"/>
    </style:style>
    <style:style style:name="Tableau1.A2" style:family="table-cell">
      <style:table-cell-properties style:vertical-align="middle" fo:background-color="#d9e2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2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1.286cm" style:use-optimal-row-height="false"/>
    </style:style>
    <style:style style:name="Tableau1.E3" style:family="table-cell">
      <style:table-cell-properties style:vertical-align="middle" fo:background-color="#d9e2f3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leau1.4" style:family="table-row">
      <style:table-row-properties style:min-row-height="1.254cm" style:use-optimal-row-height="false"/>
    </style:style>
    <style:style style:name="Tableau1.5" style:family="table-row">
      <style:table-row-properties style:min-row-height="2.401cm" style:use-optimal-row-height="false"/>
    </style:style>
    <style:style style:name="Tableau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E5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F5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G5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H5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I5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E6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F6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G6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H6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I6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7" style:family="table-row">
      <style:table-row-properties style:min-row-height="2.039cm" style:use-optimal-row-height="false"/>
    </style:style>
    <style:style style:name="Tableau1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E7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F7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G7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H7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I7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8" style:family="table-row">
      <style:table-row-properties style:min-row-height="1.794cm" style:use-optimal-row-height="false"/>
    </style:style>
    <style:style style:name="Tableau1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E8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F8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G8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H8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I8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1.9" style:family="table-row">
      <style:table-row-properties style:min-row-height="1.203cm" style:use-optimal-row-height="false"/>
    </style:style>
    <style:style style:name="Tableau1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10" style:family="table-row">
      <style:table-row-properties style:min-row-height="1.494cm" style:use-optimal-row-height="false"/>
    </style:style>
    <style:style style:name="Tableau1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E10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au2" style:family="table">
      <style:table-properties style:width="25.695cm" table:align="left"/>
    </style:style>
    <style:style style:name="Tableau2.A" style:family="table-column">
      <style:table-column-properties style:column-width="7.497cm"/>
    </style:style>
    <style:style style:name="Tableau2.B" style:family="table-column">
      <style:table-column-properties style:column-width="6.496cm"/>
    </style:style>
    <style:style style:name="Tableau2.C" style:family="table-column">
      <style:table-column-properties style:column-width="4.792cm"/>
    </style:style>
    <style:style style:name="Tableau2.D" style:family="table-column">
      <style:table-column-properties style:column-width="3.528cm"/>
    </style:style>
    <style:style style:name="Tableau2.E" style:family="table-column">
      <style:table-column-properties style:column-width="3.38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Normal">
      <style:paragraph-properties fo:text-align="center" style:justify-single-word="false" fo:padding="0cm" fo:border="none" style:shadow="none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 style:master-page-name="MP0">
      <style:paragraph-properties style:page-number="auto" fo:break-before="page"/>
    </style:style>
    <style:style style:name="P13" style:family="paragraph" style:parent-style-name="Standard">
      <style:paragraph-properties style:snap-to-layout-grid="false"/>
      <style:text-properties style:font-name="Arial" fo:font-size="10pt" officeooo:rsid="00170167" officeooo:paragraph-rsid="00170167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officeooo:rsid="0018ac7f" officeooo:paragraph-rsid="0018ac7f" style:font-size-asian="10pt" style:font-name-complex="Arial" style:font-size-complex="10pt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18ac7f" officeooo:paragraph-rsid="0018ac7f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bold" officeooo:rsid="0018ac7f" officeooo:paragraph-rsid="001938b2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paragraph-rsid="0018ac7f"/>
    </style:style>
    <style:style style:name="P18" style:family="paragraph" style:parent-style-name="Standard">
      <style:text-properties fo:font-size="16pt" officeooo:paragraph-rsid="0018ac7f" style:font-size-asian="16pt" style:font-size-complex="16pt"/>
    </style:style>
    <style:style style:name="P19" style:family="paragraph" style:parent-style-name="Standard">
      <style:text-properties fo:font-size="16pt" style:text-underline-style="solid" style:text-underline-width="auto" style:text-underline-color="font-color" fo:font-weight="bold" officeooo:rsid="001938b2" officeooo:paragraph-rsid="001938b2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paragraph-rsid="001938b2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1" fo:font-size="18pt" officeooo:rsid="0017ea53" officeooo:paragraph-rsid="001938b2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fo:font-size="18pt" officeooo:rsid="0017ea53" officeooo:paragraph-rsid="001938b2" style:font-size-asian="18pt" style:font-size-complex="18pt"/>
    </style:style>
    <style:style style:name="P23" style:family="paragraph" style:parent-style-name="Table_20_Contents">
      <style:text-properties fo:font-size="18pt" officeooo:rsid="0017ea53" officeooo:paragraph-rsid="001938b2" style:font-size-asian="18pt" style:font-size-complex="18pt"/>
    </style:style>
    <style:style style:name="P24" style:family="paragraph" style:parent-style-name="Table_20_Contents">
      <style:text-properties fo:font-size="18pt" officeooo:paragraph-rsid="001938b2" style:font-size-asian="18pt" style:font-size-complex="18pt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weight="bold" officeooo:rsid="0019dd12" style:font-size-asian="10pt" style:font-weight-asian="bold" style:font-name-complex="Arial" style:font-size-complex="10pt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officeooo:rsid="0019dd12" style:font-weight-asian="bold" style:font-name-complex="Arial"/>
    </style:style>
    <style:style style:name="T6" style:family="text">
      <style:text-properties officeooo:rsid="0018ac7f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9dd12" style:font-weight-asian="normal" style:font-weight-complex="normal"/>
    </style:style>
    <style:style style:name="T9" style:family="text">
      <style:text-properties style:text-position="super 58%" style:text-underline-style="none" fo:font-weight="normal" style:font-weight-asian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style:text-underline-style="none" fo:font-weight="normal" style:font-weight-asian="normal" style:font-weight-complex="normal"/>
    </style:style>
    <style:style style:name="T12" style:family="text">
      <style:text-properties style:text-position="0% 100%" style:text-underline-style="none" fo:font-weight="normal" officeooo:rsid="0019dd12" style:font-weight-asian="normal" style:font-weight-complex="normal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fo:font-size="14pt" style:text-underline-style="solid" style:text-underline-width="auto" style:text-underline-color="font-color" fo:font-weight="bold" officeooo:rsid="0018ac7f" style:font-size-asian="14pt" style:font-weight-asian="bold" style:font-size-complex="14pt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8ac7f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9dd12" style:font-weight-asian="bold" style:font-weight-complex="bold"/>
    </style:style>
    <style:style style:name="T17" style:family="text">
      <style:text-properties officeooo:rsid="001b15f0"/>
    </style:style>
    <style:style style:name="T18" style:family="text">
      <style:text-properties officeooo:rsid="001b7ad4"/>
    </style:style>
    <style:style style:name="T19" style:family="text">
      <style:text-properties style:font-name="Liberation Serif1" style:font-name-asian="Liberation Serif1" style:font-name-complex="Liberation Serif1"/>
    </style:style>
    <style:style style:name="T20" style:family="text">
      <style:text-properties style:font-name="Liberation Serif1" officeooo:rsid="001e5cb7" style:font-name-asian="Liberation Serif1" style:font-name-complex="Liberation Serif1"/>
    </style:style>
    <style:style style:name="T21" style:family="text">
      <style:text-properties officeooo:rsid="0019b458"/>
    </style:style>
    <style:style style:name="T22" style:family="text">
      <style:text-properties officeooo:rsid="0017ea53"/>
    </style:style>
    <style:style style:name="T23" style:family="text">
      <style:text-properties officeooo:rsid="001938b2"/>
    </style:style>
    <style:style style:name="T24" style:family="text">
      <style:text-properties officeooo:rsid="0019dd12"/>
    </style:style>
    <style:style style:name="T25" style:family="text">
      <style:text-properties officeooo:rsid="001a2f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5"/>
        <table:table-row table:style-name="Tableau1.1">
          <table:table-cell table:style-name="Tableau1.A1" table:number-columns-spanned="9" office:value-type="string">
            <text:p text:style-name="P1">PROJET BDD PIZZ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8"><text:span text:style-name="Police_20_par_20_défaut"><text:span text:style-name="T1">GROUPE N°</text:span></text:span></text:p>
          </table:table-cell>
          <table:table-cell table:style-name="Tableau1.B2" office:value-type="string">
            <text:p text:style-name="P2">2</text:p>
          </table:table-cell>
          <table:table-cell table:style-name="Tableau1.A2" office:value-type="string">
            <text:p text:style-name="P1">CHEF DE PROJET</text:p>
          </table:table-cell>
          <table:table-cell table:style-name="Tableau1.D2" table:number-columns-spanned="6" office:value-type="string">
            <text:p text:style-name="P3">MARTIN DANVE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2" table:number-rows-spanned="2" office:value-type="string">
            <text:p text:style-name="P9"><text:span text:style-name="Police_20_par_20_défaut"><text:span text:style-name="T2">MEMBRES DU GROUPE</text:span></text:span>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OBJECTIFS ASSIGNÉS</text:span></text:span>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TÂCHES ACCOMPLIES</text:span></text:span></text:p>
          </table:table-cell>
          <table:table-cell table:style-name="Tableau1.A1" table:number-rows-spanned="2" office:value-type="string">
            <text:p text:style-name="P9"><text:span text:style-name="Police_20_par_20_défaut"><text:span text:style-name="T2">TÂCHES RESTANT À FAIRE</text:span></text:span></text:p>
          </table:table-cell>
          <table:table-cell table:style-name="Tableau1.E3" office:value-type="string">
            <text:p text:style-name="P10"><text:span text:style-name="Police_20_par_20_défaut"><text:span text:style-name="T2">4 pts</text:span></text:span></text:p>
          </table:table-cell>
          <table:table-cell table:style-name="Tableau1.E3" office:value-type="string">
            <text:p text:style-name="P10"><text:span text:style-name="Police_20_par_20_défaut"><text:span text:style-name="T2">4 pts</text:span></text:span></text:p>
          </table:table-cell>
          <table:table-cell table:style-name="Tableau1.E3" office:value-type="string">
            <text:p text:style-name="P10"><text:span text:style-name="Police_20_par_20_défaut"><text:span text:style-name="T2">12 pts</text:span></text:span></text:p>
          </table:table-cell>
          <table:table-cell table:style-name="Tableau1.E3" office:value-type="string">
            <text:p text:style-name="P11">/20</text:p>
            <text:p text:style-name="P10"><text:span text:style-name="Police_20_par_20_défaut"><text:span text:style-name="T2">Coef. 3</text:span></text:span></text:p>
          </table:table-cell>
          <table:table-cell table:style-name="Tableau1.E3" office:value-type="string">
            <text:p text:style-name="P11">/20</text:p>
            <text:p text:style-name="P10"><text:span text:style-name="Police_20_par_20_défaut"><text:span text:style-name="T2">Coef. 1</text:span></text:span></text:p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table-cell table:style-name="Tableau1.E3" office:value-type="string">
            <text:p text:style-name="P4">Clarté</text:p>
          </table:table-cell>
          <table:table-cell table:style-name="Tableau1.E3" office:value-type="string">
            <text:p text:style-name="P4">Structure</text:p>
          </table:table-cell>
          <table:table-cell table:style-name="Tableau1.E3" office:value-type="string">
            <text:p text:style-name="P4">Contenu</text:p>
          </table:table-cell>
          <table:table-cell table:style-name="Tableau1.E3" office:value-type="string">
            <text:p text:style-name="P4">Total</text:p>
          </table:table-cell>
          <table:table-cell table:style-name="Tableau1.E3" office:value-type="string">
            <text:p text:style-name="P4">Gestion de l’équipe</text:p>
          </table:table-cell>
        </table:table-row>
        <table:table-row table:style-name="Tableau1.5">
          <table:table-cell table:style-name="Tableau1.A2" office:value-type="string">
            <text:p text:style-name="P5">ANCELIN Maxime</text:p>
          </table:table-cell>
          <table:table-cell table:style-name="Tableau1.B5" office:value-type="string">
            <text:p text:style-name="P13">Partie Back-End :</text:p>
            <text:p text:style-name="P13">- <text:span text:style-name="T6">P</text:span>age admin</text:p>
            <text:p text:style-name="P13">- <text:span text:style-name="T6">G</text:span>estion des pizza<text:span text:style-name="T24">s</text:span></text:p>
            <text:p text:style-name="P13">- <text:span text:style-name="T6">M</text:span>odification / <text:span text:style-name="T6">S</text:span>uppression / <text:span text:style-name="T6">A</text:span>jout</text:p>
          </table:table-cell>
          <table:table-cell table:style-name="Tableau1.C5" office:value-type="string">
            <text:p text:style-name="P13">Back-end complet et fonctionnel</text:p>
          </table:table-cell>
          <table:table-cell table:style-name="Tableau1.D5" office:value-type="string">
            <text:p text:style-name="P13">Rien</text:p>
          </table:table-cell>
          <table:table-cell table:style-name="Tableau1.E5" office:value-type="string">
            <text:p text:style-name="P7"/>
          </table:table-cell>
          <table:table-cell table:style-name="Tableau1.F5" office:value-type="string">
            <text:p text:style-name="P7"/>
          </table:table-cell>
          <table:table-cell table:style-name="Tableau1.G5" office:value-type="string">
            <text:p text:style-name="P7"/>
          </table:table-cell>
          <table:table-cell table:style-name="Tableau1.H5" office:value-type="string">
            <text:p text:style-name="P7"/>
          </table:table-cell>
          <table:table-cell table:style-name="Tableau1.I5" office:value-type="string">
            <text:p text:style-name="P7"/>
          </table:table-cell>
        </table:table-row>
        <table:table-row table:style-name="Tableau1.5">
          <table:table-cell table:style-name="Tableau1.A2" office:value-type="string">
            <text:p text:style-name="P5">DANVERS Martin</text:p>
          </table:table-cell>
          <table:table-cell table:style-name="Tableau1.B6" office:value-type="string">
            <text:p text:style-name="P13">Création et mise en page du PDF</text:p>
            <text:p text:style-name="P13"/>
            <text:p text:style-name="P13">Aide des autres membre<text:span text:style-name="T24">s</text:span> du groupe </text:p>
            <text:p text:style-name="P13"/>
            <text:p text:style-name="P14">Adaptation du code <text:span text:style-name="T24">entre les membres du groupe </text:span>et mise en place des Sessions</text:p>
          </table:table-cell>
          <table:table-cell table:style-name="Tableau1.C6" office:value-type="string">
            <text:p text:style-name="P13">PDF Accompli</text:p>
          </table:table-cell>
          <table:table-cell table:style-name="Tableau1.D6" office:value-type="string">
            <text:p text:style-name="P13">Rien</text:p>
          </table:table-cell>
          <table:table-cell table:style-name="Tableau1.E6" office:value-type="string">
            <text:p text:style-name="P7"/>
          </table:table-cell>
          <table:table-cell table:style-name="Tableau1.F6" office:value-type="string">
            <text:p text:style-name="P7"/>
          </table:table-cell>
          <table:table-cell table:style-name="Tableau1.G6" office:value-type="string">
            <text:p text:style-name="P7"/>
          </table:table-cell>
          <table:table-cell table:style-name="Tableau1.H6" office:value-type="string">
            <text:p text:style-name="P7"/>
          </table:table-cell>
          <table:table-cell table:style-name="Tableau1.I6" office:value-type="string">
            <text:p text:style-name="P7"/>
          </table:table-cell>
        </table:table-row>
        <table:table-row table:style-name="Tableau1.7">
          <table:table-cell table:style-name="Tableau1.A2" office:value-type="string">
            <text:p text:style-name="P5">VINCENT Benjamin</text:p>
          </table:table-cell>
          <table:table-cell table:style-name="Tableau1.B7" office:value-type="string">
            <text:p text:style-name="P13">Partie Front-End :</text:p>
            <text:p text:style-name="P13">- Design du site</text:p>
            <text:p text:style-name="P13">- Mise en page du site</text:p>
          </table:table-cell>
          <table:table-cell table:style-name="Tableau1.C7" office:value-type="string">
            <text:p text:style-name="P13">Site designer et fonctionnel</text:p>
          </table:table-cell>
          <table:table-cell table:style-name="Tableau1.D7" office:value-type="string">
            <text:p text:style-name="P13">Rien</text:p>
          </table:table-cell>
          <table:table-cell table:style-name="Tableau1.E7" office:value-type="string">
            <text:p text:style-name="P7"/>
          </table:table-cell>
          <table:table-cell table:style-name="Tableau1.F7" office:value-type="string">
            <text:p text:style-name="P7"/>
          </table:table-cell>
          <table:table-cell table:style-name="Tableau1.G7" office:value-type="string">
            <text:p text:style-name="P7"/>
          </table:table-cell>
          <table:table-cell table:style-name="Tableau1.H7" office:value-type="string">
            <text:p text:style-name="P7"/>
          </table:table-cell>
          <table:table-cell table:style-name="Tableau1.I7" office:value-type="string">
            <text:p text:style-name="P7"/>
          </table:table-cell>
        </table:table-row>
        <table:table-row table:style-name="Tableau1.8">
          <table:table-cell table:style-name="Tableau1.A2" office:value-type="string">
            <text:p text:style-name="P5">COMBE Axel</text:p>
          </table:table-cell>
          <table:table-cell table:style-name="Tableau1.B8" office:value-type="string">
            <text:p text:style-name="P13">Conception du panier </text:p>
          </table:table-cell>
          <table:table-cell table:style-name="Tableau1.C8" office:value-type="string">
            <text:p text:style-name="P13">Panier opérationnel</text:p>
          </table:table-cell>
          <table:table-cell table:style-name="Tableau1.D8" office:value-type="string">
            <text:p text:style-name="P13">Rien</text:p>
          </table:table-cell>
          <table:table-cell table:style-name="Tableau1.E8" office:value-type="string">
            <text:p text:style-name="P7"/>
          </table:table-cell>
          <table:table-cell table:style-name="Tableau1.F8" office:value-type="string">
            <text:p text:style-name="P7"/>
          </table:table-cell>
          <table:table-cell table:style-name="Tableau1.G8" office:value-type="string">
            <text:p text:style-name="P7"/>
          </table:table-cell>
          <table:table-cell table:style-name="Tableau1.H8" office:value-type="string">
            <text:p text:style-name="P7"/>
          </table:table-cell>
          <table:table-cell table:style-name="Tableau1.I8" office:value-type="string">
            <text:p text:style-name="P7"/>
          </table:table-cell>
        </table:table-row>
        <table:table-row table:style-name="Tableau1.9">
          <table:table-cell table:style-name="Tableau1.A2" table:number-rows-spanned="2" office:value-type="string">
            <text:p text:style-name="P5">Groupe</text:p>
          </table:table-cell>
          <table:table-cell table:style-name="Tableau1.B9" table:number-rows-spanned="2" office:value-type="string">
            <text:p text:style-name="P7"/>
          </table:table-cell>
          <table:table-cell table:style-name="Tableau1.C9" table:number-rows-spanned="2" office:value-type="string">
            <text:p text:style-name="P7"/>
          </table:table-cell>
          <table:table-cell table:style-name="Tableau1.D9" table:number-rows-spanned="2" office:value-type="string">
            <text:p text:style-name="P7"/>
          </table:table-cell>
          <table:table-cell table:style-name="Tableau1.E3" table:number-columns-spanned="5" office:value-type="string">
            <text:p text:style-name="P10"><text:span text:style-name="Police_20_par_20_défaut"><text:span text:style-name="T4">Apport groupe /20 coef</text:span></text:span><text:span text:style-name="Police_20_par_20_défaut"><text:span text:style-name="T5">f</text:span></text:span><text:span text:style-name="Police_20_par_20_défaut"><text:span text:style-name="T4">.1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10">
          <table:covered-table-cell/>
          <table:covered-table-cell/>
          <table:covered-table-cell/>
          <table:covered-table-cell/>
          <table:table-cell table:style-name="Tableau1.E10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</table:table>
      <text:p text:style-name="P17"><text:span text:style-name="T14"/></text:p>
      <text:p text:style-name="P18"><text:soft-page-break/><text:span text:style-name="T15">Ressource</text:span><text:span text:style-name="T16">s</text:span><text:span text:style-name="T15"> utilisé</text:span><text:span text:style-name="T16">es</text:span><text:span text:style-name="T15"> :</text:span></text:p>
      <text:p text:style-name="P15"><text:span text:style-name="T7"/></text:p>
      <text:p text:style-name="P15"><text:span text:style-name="T7">Pour la partie Front-End :</text:span></text:p>
      <text:p text:style-name="P15"><text:span text:style-name="T7"><text:tab/>→ Webkit</text:span></text:p>
      <text:p text:style-name="P15"><text:span text:style-name="T7"><text:tab/>→ Volet </text:span><text:a xlink:type="simple" xlink:href="https://www.alsacreations.com/tuto/lire/1234-creer-volet-coulissant-CSS3-target-transition.html" text:style-name="Internet_20_link" text:visited-style-name="Visited_20_Internet_20_Link">Connexion / Inscription</text:a></text:p>
      <text:p text:style-name="P15"><text:span text:style-name="T7"/></text:p>
      <text:p text:style-name="P15"><text:span text:style-name="T7">Pour la partie Panier :</text:span></text:p>
      <text:p text:style-name="P15"><text:span text:style-name="T7"><text:tab/>→ </text:span><text:a xlink:type="simple" xlink:href="https://www.youtube.com/watch?v=OX3FxGhRffc" text:style-name="Internet_20_link" text:visited-style-name="Visited_20_Internet_20_Link">Tuto Grafikart</text:a></text:p>
      <text:p text:style-name="P15"><text:span text:style-name="T7"/></text:p>
      <text:p text:style-name="P15"><text:span text:style-name="T7">Pour la partie Back-End :</text:span></text:p>
      <text:p text:style-name="P15"><text:span text:style-name="T7"><text:tab/>→ Aide avec une personne en </text:span><text:span text:style-name="T8">Licence</text:span><text:span text:style-name="T7"> de Math-Info </text:span><text:span text:style-name="T11">2</text:span><text:span text:style-name="T9">ème</text:span><text:span text:style-name="T11"> année</text:span></text:p>
      <text:p text:style-name="P15"><text:span text:style-name="T11"/></text:p>
      <text:p text:style-name="P15"><text:span text:style-name="T11">Pour la partie PDF :</text:span></text:p>
      <text:p text:style-name="P15"><text:span text:style-name="T11"><text:tab/>→ </text:span><text:span text:style-name="T12">Documentation</text:span><text:span text:style-name="T11"> </text:span><text:a xlink:type="simple" xlink:href="http://www.fpdf.org/" text:style-name="Internet_20_link" text:visited-style-name="Visited_20_Internet_20_Link">FPDF</text:a></text:p>
      <text:p text:style-name="P15"><text:span text:style-name="T11"><text:tab/>→ Openclassroom pour la partie </text:span><text:a xlink:type="simple" xlink:href="https://openclassrooms.com/fr/courses/918836-concevez-votre-site-web-avec-php-et-mysql/4239476-session-cookies" text:style-name="Internet_20_link" text:visited-style-name="Visited_20_Internet_20_Link">SESSION</text:a></text:p>
      <text:p text:style-name="P15"><text:span text:style-name="T11"/></text:p>
      <text:p text:style-name="P15"><text:span text:style-name="T11"/></text:p>
      <text:p text:style-name="P19"><text:span text:style-name="T10">Temps consacré au projet :</text:span>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2">M<text:span text:style-name="T17">embre</text:span> groupe</text:p>
          </table:table-cell>
          <table:table-cell table:style-name="Tableau2.A1" office:value-type="string">
            <text:p text:style-name="P22">T<text:span text:style-name="T18">em</text:span>ps</text:p>
          </table:table-cell>
          <table:table-cell table:style-name="Tableau2.C1" table:number-columns-spanned="3" office:value-type="string">
            <text:p text:style-name="P22">Application (%)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C2" office:value-type="string">
            <text:p text:style-name="P22">Prévu</text:p>
          </table:table-cell>
          <table:table-cell table:style-name="Tableau2.D2" office:value-type="string">
            <text:p text:style-name="P22">Réalisé</text:p>
          </table:table-cell>
          <table:table-cell table:style-name="Tableau2.E2" office:value-type="string">
            <text:p text:style-name="P21"><text:s/>% Δ</text:p>
          </table:table-cell>
        </table:table-row>
        <table:table-row>
          <table:table-cell table:style-name="Tableau2.A5" office:value-type="string">
            <text:p text:style-name="P23">ANCELIN Maxime</text:p>
          </table:table-cell>
          <table:table-cell table:style-name="Tableau2.B3" office:value-type="string">
            <text:p text:style-name="P23"><text:span text:style-name="T19">≈ </text:span>25 <text:span text:style-name="T21">heures</text:span></text:p>
          </table:table-cell>
          <table:table-cell table:style-name="Tableau2.C3" office:value-type="string">
            <text:p text:style-name="P23">32 % </text:p>
          </table:table-cell>
          <table:table-cell table:style-name="Tableau2.D3" office:value-type="string">
            <text:p text:style-name="P23">32 %</text:p>
          </table:table-cell>
          <table:table-cell table:style-name="Tableau2.E3" office:value-type="string">
            <text:p text:style-name="P23">0 %</text:p>
          </table:table-cell>
        </table:table-row>
        <table:table-row>
          <table:table-cell table:style-name="Tableau2.A5" office:value-type="string">
            <text:p text:style-name="P23">VINCENT Benjamin</text:p>
          </table:table-cell>
          <table:table-cell table:style-name="Tableau2.B4" office:value-type="string">
            <text:p text:style-name="P23"><text:span text:style-name="T19">≈ </text:span>16 <text:span text:style-name="T21">heures</text:span></text:p>
          </table:table-cell>
          <table:table-cell table:style-name="Tableau2.C4" office:value-type="string">
            <text:p text:style-name="P24">1<text:span text:style-name="T22">9 % </text:span></text:p>
          </table:table-cell>
          <table:table-cell table:style-name="Tableau2.D4" office:value-type="string">
            <text:p text:style-name="P23">19 %</text:p>
          </table:table-cell>
          <table:table-cell table:style-name="Tableau2.E4" office:value-type="string">
            <text:p text:style-name="P23">0 %</text:p>
          </table:table-cell>
        </table:table-row>
        <table:table-row>
          <table:table-cell table:style-name="Tableau2.A5" office:value-type="string">
            <text:p text:style-name="P23">COMBE Axel</text:p>
          </table:table-cell>
          <table:table-cell table:style-name="Tableau2.B5" office:value-type="string">
            <text:p text:style-name="P23"><text:span text:style-name="T19">≈ </text:span><text:span text:style-name="T20">20 heures</text:span></text:p>
          </table:table-cell>
          <table:table-cell table:style-name="Tableau2.C5" office:value-type="string">
            <text:p text:style-name="P24">1<text:span text:style-name="T22">2 %</text:span></text:p>
          </table:table-cell>
          <table:table-cell table:style-name="Tableau2.D5" office:value-type="string">
            <text:p text:style-name="P23"><text:span text:style-name="T23">12</text:span> %</text:p>
          </table:table-cell>
          <table:table-cell table:style-name="Tableau2.E5" office:value-type="string">
            <text:p text:style-name="P23">0 %</text:p>
          </table:table-cell>
        </table:table-row>
        <table:table-row>
          <table:table-cell table:style-name="Tableau2.A6" office:value-type="string">
            <text:p text:style-name="P23">DANVERS Martin</text:p>
          </table:table-cell>
          <table:table-cell table:style-name="Tableau2.B6" office:value-type="string">
            <text:p text:style-name="P23"><text:span text:style-name="T19">≈ </text:span>3<text:span text:style-name="T25">8</text:span> <text:span text:style-name="T21">heures</text:span></text:p>
          </table:table-cell>
          <table:table-cell table:style-name="Tableau2.C6" office:value-type="string">
            <text:p text:style-name="P24">3<text:span text:style-name="T22">7 %</text:span></text:p>
          </table:table-cell>
          <table:table-cell table:style-name="Tableau2.D6" office:value-type="string">
            <text:p text:style-name="P23">37 %</text:p>
          </table:table-cell>
          <table:table-cell table:style-name="Tableau2.E6" office:value-type="string">
            <text:p text:style-name="P23">0 %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fo:font-size="9pt" style:text-underline-style="none" style:font-size-asian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9-02-07T14:20:00Z</meta:creation-date>
    <dc:date>2019-03-28T15:45:20.569000000</dc:date>
    <meta:editing-cycles>9</meta:editing-cycles>
    <meta:editing-duration>PT1H42M17S</meta:editing-duration>
    <meta:document-statistic meta:table-count="2" meta:image-count="0" meta:object-count="0" meta:page-count="2" meta:paragraph-count="84" meta:word-count="240" meta:character-count="1218" meta:non-whitespace-character-count="1051"/>
    <meta:template xlink:type="simple" xlink:actuate="onRequest" xlink:title="" xlink:href="Normal"/>
  </office:meta>
</office:document-meta>
</file>